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4pt" fo:language="en" fo:country="US" style:text-underline-style="solid" style:text-underline-width="auto" style:text-underline-color="font-color" fo:font-weight="normal" officeooo:rsid="001369bd" officeooo:paragraph-rsid="001369bd"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style:font-name="Calibri" fo:font-size="20pt" fo:language="en" fo:country="US" style:text-underline-style="solid" style:text-underline-width="auto" style:text-underline-color="font-color" fo:font-weight="bold" officeooo:rsid="001369bd" officeooo:paragraph-rsid="001369b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Calibri" fo:font-size="12pt" fo:language="en" fo:country="US" style:text-underline-style="none" fo:font-weight="normal" officeooo:rsid="001369bd" officeooo:paragraph-rsid="001369b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language="en" fo:country="US" style:text-underline-style="solid" style:text-underline-width="auto" style:text-underline-color="font-color" fo:font-weight="normal" officeooo:rsid="001369bd" officeooo:paragraph-rsid="001369bd" style:font-size-asian="10.5pt" style:font-weight-asian="normal" style:font-size-complex="12pt"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officeooo:rsid="00143a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ghtning ATM guide</text:p>
      <text:p text:style-name="P2"/>
      <text:p text:style-name="P1">What is „Lightning“? </text:p>
      <text:p text:style-name="P3">Lightning is a protocol layer on top of the Bitcoin protocol, like HTTP on TCP/IP, enabling instant, trustless and cheap bitcoin transactions.</text:p>
      <text:p text:style-name="P3"/>
      <text:p text:style-name="P1">How to use Lightning⚡?</text:p>
      <text:p text:style-name="P3">You need a Bitcoin Wallet that supports the Lightning protocol. There are many different ones for various use cases. You can hold your own private keys, which is recommended for more advanced users (e.g. “Phoenix Wallet”) but involves higher setup cost, or use a trusted, convenient service.</text:p>
      <text:p text:style-name="P3"/>
      <text:p text:style-name="P3">For the beginning go to <text:span text:style-name="T2">legend.lnbits.com</text:span><text:span text:style-name="T1"> </text:span>and save it as bookmark (important!). You’re set!</text:p>
      <text:p text:style-name="P3"/>
      <text:p text:style-name="P1">How to use the ATM?</text:p>
      <text:p text:style-name="P3">Insert Euro coins &gt;= 5ct, press button once done, scan QR code, done! </text:p>
      <text:p text:style-name="P3">1 Satoshi == 0.0000000<text:span text:style-name="T3">1</text:span> ₿</text:p>
      <text:p text:style-name="P3"/>
      <text:p text:style-name="P4">Problems😡</text:p>
      <text:p text:style-name="P3">Contact <text:span text:style-name="T4">XXX</text:span>, we’ll fix it.</text:p>
      <text:p text:style-name="P4"/>
      <text:p text:style-name="P4"/>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8:21:06.446700499</meta:creation-date>
    <meta:print-date>2023-11-28T18:39:30.352949217</meta:print-date>
    <meta:printed-by>PDF-Dateien</meta:printed-by>
    <dc:date>2023-11-28T18:40:07.315770248</dc:date>
    <meta:editing-duration>PT19S</meta:editing-duration>
    <meta:editing-cycles>2</meta:editing-cycles>
    <meta:generator>LibreOffice/7.6.3.1$Linux_X86_64 LibreOffice_project/60$Build-1</meta:generator>
    <meta:document-statistic meta:table-count="0" meta:image-count="0" meta:object-count="0" meta:page-count="1" meta:paragraph-count="11" meta:word-count="122" meta:character-count="735" meta:non-whitespace-character-count="622"/>
  </office:meta>
</office:document-meta>
</file>